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012cm" table:align="left"/>
    </style:style>
    <style:style style:name="Tabela2.A" style:family="table-column">
      <style:table-column-properties style:column-width="6.00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3c9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532e1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4pt" fo:font-weight="bold" officeooo:rsid="0004f200" officeooo:paragraph-rsid="0004f200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fo:font-weight="bold" officeooo:rsid="000b7c0a" officeooo:paragraph-rsid="000b7c0a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fo:font-weight="bold" officeooo:rsid="000cf74c" officeooo:paragraph-rsid="000dc0e3" style:font-size-asian="12.25pt" style:font-weight-asian="bold" style:font-size-complex="14pt" style:font-weight-complex="bold"/>
    </style:style>
    <style:style style:name="P8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cf74c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dc0e3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weight="normal" officeooo:rsid="0004f200" officeooo:paragraph-rsid="0004f200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bold" officeooo:rsid="000cf74c" officeooo:paragraph-rsid="000dc0e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normal" officeooo:rsid="000532e1" officeooo:paragraph-rsid="000532e1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normal" officeooo:rsid="00076a67" officeooo:paragraph-rsid="00118286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09c6f4" officeooo:paragraph-rsid="0009c6f4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9c6f4" officeooo:paragraph-rsid="0009c6f4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b7c0a" officeooo:paragraph-rsid="000b7c0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2ec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305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paragraph-rsid="000532e1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22" style:family="paragraph" style:parent-style-name="Text_20_body">
      <style:text-properties style:font-name="arial" officeooo:paragraph-rsid="000fb160"/>
    </style:style>
    <style:style style:name="P23" style:family="paragraph" style:parent-style-name="Text_20_body">
      <style:text-properties style:font-name="arial" officeooo:paragraph-rsid="00118286"/>
    </style:style>
    <style:style style:name="P24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cm" fo:margin-right="0cm" fo:margin-top="0.002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0532e1" officeooo:paragraph-rsid="000532e1" style:text-blinking="false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officeooo:rsid="0003c968" officeooo:paragraph-rsid="0003c968"/>
    </style:style>
    <style:style style:name="P27" style:family="paragraph" style:parent-style-name="Table_20_Contents">
      <style:paragraph-properties fo:text-align="center" style:justify-single-word="false"/>
      <style:text-properties officeooo:rsid="0004f200" officeooo:paragraph-rsid="0004f200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00532e1" officeooo:paragraph-rsid="000532e1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0b7c0a" officeooo:paragraph-rsid="000b7c0a"/>
    </style:style>
    <style:style style:name="P30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1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c305e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style:font-name="arial" fo:font-size="14pt" fo:font-weight="bold" officeooo:rsid="0004f200" officeooo:paragraph-rsid="0004f200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arial" fo:font-size="12pt" fo:font-weight="normal" officeooo:rsid="000cf74c" officeooo:paragraph-rsid="000dc0e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dc0e3" officeooo:paragraph-rsid="000dc0e3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arial" fo:font-size="12pt" fo:font-style="italic" fo:font-weight="normal" officeooo:rsid="00118286" officeooo:paragraph-rsid="00118286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arial" fo:font-size="12pt" fo:font-weight="normal" officeooo:rsid="00118286" officeooo:paragraph-rsid="00118286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color="#000000" officeooo:rsid="000fb57e"/>
    </style:style>
    <style:style style:name="T4" style:family="text">
      <style:text-properties fo:color="#000000" officeooo:rsid="00118286"/>
    </style:style>
    <style:style style:name="T5" style:family="text">
      <style:text-properties fo:color="#000000" fo:font-style="italic" officeooo:rsid="0011828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dc0e3" style:font-style-asian="normal" style:font-style-complex="normal"/>
    </style:style>
    <style:style style:name="T8" style:family="text">
      <style:text-properties fo:font-style="normal" fo:font-weight="normal" officeooo:rsid="000dc0e3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officeooo:rsid="000dc0e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b04f" style:font-style-asian="italic" style:font-weight-asian="normal" style:font-style-complex="italic" style:font-weight-complex="normal"/>
    </style:style>
    <style:style style:name="T12" style:family="text">
      <style:text-properties officeooo:rsid="0004f200"/>
    </style:style>
    <style:style style:name="T13" style:family="text">
      <style:text-properties officeooo:rsid="00076a67"/>
    </style:style>
    <style:style style:name="T14" style:family="text">
      <style:text-properties officeooo:rsid="0009c6f4"/>
    </style:style>
    <style:style style:name="T15" style:family="text">
      <style:text-properties officeooo:rsid="000c2ecf"/>
    </style:style>
    <style:style style:name="T16" style:family="text">
      <style:text-properties officeooo:rsid="000cd06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dc0e3" style:font-weight-asian="normal" style:font-weight-complex="normal"/>
    </style:style>
    <style:style style:name="T19" style:family="text">
      <style:text-properties fo:font-size="12pt" officeooo:rsid="000dc0e3" style:font-size-asian="12pt" style:font-size-complex="12pt"/>
    </style:style>
    <style:style style:name="T20" style:family="text">
      <style:text-properties fo:font-size="12pt" fo:font-weight="normal" officeooo:rsid="000dc0e3" style:font-size-asian="12pt" style:font-weight-asian="normal" style:font-size-complex="12pt" style:font-weight-complex="normal"/>
    </style:style>
    <style:style style:name="T21" style:family="text">
      <style:text-properties fo:font-size="12pt" fo:font-style="normal" fo:font-weight="normal" officeooo:rsid="000dc0e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0fb160"/>
    </style:style>
    <style:style style:name="T23" style:family="text">
      <style:text-properties officeooo:rsid="0012b04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"><text:bookmark text:name="docs-internal-guid-3fd356f0-7fff-a10f-d11c-f71b19fc4f8f"/><text:span text:style-name="T1">Universidade Federal de Viçosa - </text:span><text:span text:style-name="T2">Campus </text:span><text:span text:style-name="T1">Florestal </text:span></text:p>
      <text:p text:style-name="P33">Ciência da Computação</text:p>
      <text:p text:style-name="P1"><text:line-break/><text:line-break/><text:line-break/></text:p>
      <text:p text:style-name="P24">Documentação do Trabalho Prático <text:span text:style-name="T12">2</text:span> de <text:span text:style-name="T12">Algoritmos e estruturas de dados</text:span></text:p>
      <text:p text:style-name="P1"/>
      <text:p text:style-name="P25"><text:s/>Caixeiro Viajante Assimétrico</text:p>
      <text:p text:style-name="P1"><text:line-break/><text:line-break/><text:line-break/><text:line-break/></text:p>
      <text:h text:style-name="P30" text:outline-level="1"/>
      <text:h text:style-name="P30" text:outline-level="1"/>
      <text:h text:style-name="P30" text:outline-level="1"/>
      <text:h text:style-name="P31" text:outline-level="1"><text:s text:c="2"/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><text:s text:c="2"/>Integrantes:</text:h>
      <text:p text:style-name="P8">Aryel Penido - 3500</text:p>
      <text:p text:style-name="P8">Samuel Senna – 3494</text:p>
      <text:p text:style-name="P8">Yuri Dimitre – 3485</text:p>
      <text:p text:style-name="P8"/>
      <text:p text:style-name="Text_20_body"/>
      <text:p text:style-name="Text_20_body"/>
      <text:p text:style-name="Text_20_body"/>
      <text:p text:style-name="Text_20_body"><text:soft-page-break/></text:p>
      <text:p text:style-name="P35">OBJETIVO DO TRABALHO:</text:p>
      <text:p text:style-name="P11">O objetivo do trabalho foi, além de exercitar os conceitos de estruturas de dados e programação, entrar em contato de forma mais direta com o desempenho de um algoritmo. Para isso foi implementado uma resolução para o problema <text:s/>do caixiero viajante, recorrente na computação.</text:p>
      <text:p text:style-name="P5">O ALGORITMO ESCOLHIDO:</text:p>
      <text:p text:style-name="P13">O algoritmo de permutação escolhido foi encontrado em pesquisas no GitHub <text:span text:style-name="T13">como uma Gist publica. Link→</text:span><text:a xlink:type="simple" xlink:href="https://gist.github.com/marcoscastro/60f8f82298212e267021" text:style-name="Internet_20_link" text:visited-style-name="Visited_20_Internet_20_Link"><text:span text:style-name="T13">https://gist.github.com/marcoscastro/60f8f82298212e267021</text:span></text:a><text:span text:style-name="T13">.</text:span></text:p>
      <text:p text:style-name="P15">O Algoritmo funciona de forma simples, a primeira função <text:span text:style-name="T9">void troca</text:span><text:span text:style-name="T6"> funciona trocando a posição de numeros em um vetor de inteiros.</text:span></text:p>
      <text:p text:style-name="P15"><text:span text:style-name="T6"><text:tab/><text:tab/></text:span><text:span text:style-name="T9">void troca(int vetor[ ], int i, int j)</text:span></text:p>
      <text:p text:style-name="P16"><text:tab/><text:tab/>{</text:p>
      <text:p text:style-name="P16"><text:s text:c="2"/><text:tab/><text:tab/><text:tab/>int aux = vetor[i];</text:p>
      <text:p text:style-name="P16"><text:s text:c="2"/><text:tab/><text:tab/><text:tab/>vetor[i] = vetor[j];</text:p>
      <text:p text:style-name="P16"><text:s/><text:tab/><text:tab/><text:tab/> vetor[j] = aux;</text:p>
      <text:p text:style-name="P16"><text:tab/><text:tab/>}</text:p>
      <text:p text:style-name="P14"><text:span text:style-name="T14">Foi adicionada a função “</text:span>void VerificaRota" <text:span text:style-name="T14">que </text:span>procura o melhor caminho. <text:span text:style-name="T3">Recebe como parametro um vetor “permutado”, a matriz de custos, um vetor de rotas, a cidade inicial e um ponteiro para o melhor caminho. A função <text:s/></text:span><text:span text:style-name="T4">faz a soma da distancia percorrendo a matriz de custos</text:span></text:p>
      <text:p text:style-name="P14"><text:span text:style-name="T4"><text:s text:c="18"/></text:span><text:span text:style-name="T5"><text:s text:c="3"/>for (size_t i = 1; i &lt; QuantidadeCidades - 1 ; i++) {</text:span></text:p>
      <text:p text:style-name="P39"><text:s text:c="5"/><text:tab/><text:tab/><text:tab/>Soma_Distancia+=MatrizCusto[vetor[i-1]][vetor[i]];</text:p>
      <text:p text:style-name="P39"><text:s text:c="3"/><text:tab/><text:tab/>}</text:p>
      <text:p text:style-name="P40"><text:s/>e no final compara o melhor caminho armazenado (*MelhorCaminho) com essa soma(Soma_Distancia), caso a soma seja menor, *MelhorCaminho recebe um novo valor.</text:p>
      <text:p text:style-name="P14"><text:span text:style-name="T4"><text:tab/></text:span><text:span text:style-name="T5"><text:tab/> if (Soma_Distancia &lt; *MelhorCaminho) {</text:span></text:p>
      <text:p text:style-name="P39"><text:s text:c="4"/><text:tab/><text:tab/><text:tab/>*MelhorCaminho = Soma_Distancia;</text:p>
      <text:p text:style-name="P39"><text:tab/><text:tab/>}</text:p>
      <text:p text:style-name="P39"/>
      <text:p text:style-name="P6">TEMPOS DE EXECUÇÃO:</text:p>
      <text:p text:style-name="P17">Abaixo estão os tempos de exeucação do algoritmo que foi testado em uma maquina com as seguintes configurações:</text:p>
      <text:p text:style-name="P17"/>
      <text:p text:style-name="P18"><text:soft-page-break/>OS: Ubuntu 18.04 <text:span text:style-name="T23">LTS</text:span></text:p>
      <text:p text:style-name="P18">Kernel: x86_64 Linux 4.15.0-38-generic</text:p>
      <text:p text:style-name="P18"><text:span text:style-name="T23">Interface</text:span>: KDE 5.44.0 / Plasma 5.12.6</text:p>
      <text:p text:style-name="P18">CPU: Intel Core i5-7200u</text:p>
      <text:p text:style-name="P19">RAM: <text:span text:style-name="T23">8192mb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8">Numero de cidades</text:p>
          </table:table-cell>
          <table:table-cell table:style-name="Tabela2.B1" office:value-type="string">
            <text:p text:style-name="P28">Tempo de execução</text:p>
          </table:table-cell>
        </table:table-row>
        <table:table-row>
          <table:table-cell table:style-name="Tabela2.A2" office:value-type="string">
            <text:p text:style-name="P28">5</text:p>
          </table:table-cell>
          <table:table-cell table:style-name="Tabela2.B2" office:value-type="string">
            <text:p text:style-name="P26">0.001 ms</text:p>
          </table:table-cell>
        </table:table-row>
        <table:table-row>
          <table:table-cell table:style-name="Tabela2.A2" office:value-type="string">
            <text:p text:style-name="P28">6</text:p>
          </table:table-cell>
          <table:table-cell table:style-name="Tabela2.B2" office:value-type="string">
            <text:p text:style-name="P26">0.002 ms</text:p>
          </table:table-cell>
        </table:table-row>
        <table:table-row>
          <table:table-cell table:style-name="Tabela2.A2" office:value-type="string">
            <text:p text:style-name="P28">7</text:p>
          </table:table-cell>
          <table:table-cell table:style-name="Tabela2.B2" office:value-type="string">
            <text:p text:style-name="P26">0.013 ms</text:p>
          </table:table-cell>
        </table:table-row>
        <table:table-row>
          <table:table-cell table:style-name="Tabela2.A2" office:value-type="string">
            <text:p text:style-name="P28">8</text:p>
          </table:table-cell>
          <table:table-cell table:style-name="Tabela2.B2" office:value-type="string">
            <text:p text:style-name="P26">0.049 ms</text:p>
          </table:table-cell>
        </table:table-row>
        <table:table-row>
          <table:table-cell table:style-name="Tabela2.A2" office:value-type="string">
            <text:p text:style-name="P28">9</text:p>
          </table:table-cell>
          <table:table-cell table:style-name="Tabela2.B2" office:value-type="string">
            <text:p text:style-name="P26">0.220 ms</text:p>
          </table:table-cell>
        </table:table-row>
        <table:table-row>
          <table:table-cell table:style-name="Tabela2.A2" office:value-type="string">
            <text:p text:style-name="P28">10</text:p>
          </table:table-cell>
          <table:table-cell table:style-name="Tabela2.B2" office:value-type="string">
            <text:p text:style-name="P26">1.884 ms</text:p>
          </table:table-cell>
        </table:table-row>
        <table:table-row>
          <table:table-cell table:style-name="Tabela2.A2" office:value-type="string">
            <text:p text:style-name="P28">11</text:p>
          </table:table-cell>
          <table:table-cell table:style-name="Tabela2.B2" office:value-type="string">
            <text:p text:style-name="P26">18.609 <text:span text:style-name="T16">m</text:span>s</text:p>
          </table:table-cell>
        </table:table-row>
        <table:table-row>
          <table:table-cell table:style-name="Tabela2.A2" office:value-type="string">
            <text:p text:style-name="P28">12</text:p>
          </table:table-cell>
          <table:table-cell table:style-name="Tabela2.B2" office:value-type="string">
            <text:p text:style-name="P27">3.52 min</text:p>
          </table:table-cell>
        </table:table-row>
        <table:table-row>
          <table:table-cell table:style-name="Tabela2.A2" office:value-type="string">
            <text:p text:style-name="P28">13</text:p>
          </table:table-cell>
          <table:table-cell table:style-name="Tabela2.B2" office:value-type="string">
            <text:p text:style-name="P29">43.8 <text:span text:style-name="T15">min</text:span></text:p>
          </table:table-cell>
        </table:table-row>
      </table:table>
      <text:p text:style-name="P13"/>
      <text:p text:style-name="P7"><draw:frame draw:style-name="fr1" draw:name="Objeto1" text:anchor-type="paragraph" svg:x="-0.245cm" svg:y="-0.194cm" svg:width="15.998cm" svg:height="8.999cm" draw:z-index="0"><draw:object xlink:href="./Object 2" xlink:type="simple" xlink:show="embed" xlink:actuate="onLoad"/><draw:image xlink:href="./ObjectReplacements/Object 2" xlink:type="simple" xlink:show="embed" xlink:actuate="onLoad"/></draw:frame>VOCÊ USARIA ESSE ALGORITMO?</text:p>
      <text:p text:style-name="P36">Caso você fosse contratado por uma transportadora para desenvolver um sistema que encontrasse a menor rota a ser percorrida por seus caminhões, saindo e chegando do galpão de estoque e percorrendo uma única vez um conjunto de N localidades, você utilizaria a solução desenvolvida neste trabalho? Justifique a resposta.</text:p>
      <text:p text:style-name="P12"><text:span text:style-name="T17"><text:tab/></text:span><text:span text:style-name="T10">Não, pois o algoritmo funciona bem apenas para entradas muito pequenas, a partir de 1</text:span><text:span text:style-name="T11">3</text:span><text:span text:style-name="T10"> cidades se torna invi</text:span><text:span text:style-name="T11">á</text:span><text:span text:style-name="T10">vel sua utilização.</text:span></text:p>
      <text:p text:style-name="P37"><text:soft-page-break/></text:p>
      <text:p text:style-name="P10">EXECUÇÃO:</text:p>
      <text:p text:style-name="P9"><text:span text:style-name="T18"><text:s text:c="6"/></text:span><text:span text:style-name="T20"><text:s/></text:span><text:span text:style-name="T19">Para realizar a compilação do programa pelo terminal usando o GCC:</text:span></text:p>
      <text:p text:style-name="P38">(Primeiramente certifique-se que o terminal encontra-se navegado até a pasta</text:p>
      <text:p text:style-name="P38">principal do programa)</text:p>
      <text:p text:style-name="P38">-&gt;Execute os seguintes comandos:</text:p>
      <text:p text:style-name="P38">$ make all</text:p>
      <text:p text:style-name="P38">(O makefile irá executar a compilação utilizando o GCC)</text:p>
      <text:p text:style-name="P38">$ make run</text:p>
      <text:p text:style-name="P38">(O programa irá começar a rodar)</text:p>
      <text:p text:style-name="P38">OBS: O programa já se encontra compilado, então caso não ache necessário re-compilar,</text:p>
      <text:p text:style-name="P38">apenas chame-o executando apenas o ultimo comando.</text:p>
      <text:p text:style-name="P7"><text:span text:style-name="T8"><text:s text:c="5"/></text:span><text:span text:style-name="T7"><text:s text:c="2"/>Para realizar a compilação do programa pelo terminal usando o CLANG:</text:span></text:p>
      <text:p text:style-name="P7"><text:span text:style-name="T8">(</text:span><text:span text:style-name="T21">Primeiramente certifique-se que o terminal encontra-se navegado até a pasta</text:span></text:p>
      <text:p text:style-name="P38">principal do programa)</text:p>
      <text:p text:style-name="P38">-&gt;Execute os seguintes comandos:</text:p>
      <text:p text:style-name="P38">$ make clang</text:p>
      <text:p text:style-name="P38">(O makefile irá executar a compilação utilizando o CLANG)</text:p>
      <text:p text:style-name="P38">$ ./EXEC_CLANG</text:p>
      <text:p text:style-name="P38">(O programa irá começar a rodar)</text:p>
      <text:p text:style-name="P38">OBS: O programa já se encontra compilado, então caso não ache necessário re-compilar,</text:p>
      <text:p text:style-name="P38">apenas chame-o executando apenas o ultimo comando.</text:p>
      <text:p text:style-name="P38"/>
      <text:p text:style-name="P4">UTILIZAÇÃO DO PROGRAMA</text:p>
      <text:p text:style-name="P21">A execução do programa é uma atividade bastante intuitiva, o programa inicialmente apresenta uma tela de boas vindas e informa 3 opções, sendo duas delas para a escolha da forma de entrada preferida e a última a porta de saída do programa(finalização do programa), tendo esta o número 9 escolhido propositalmente para evitar finalizações acidentais por parte do usuário. </text:p>
      <text:p text:style-name="P21">Caso o usuário opte pela opção de entrada interativa(Opção 1), <text:span text:style-name="T22">o programa pedira que o usuario entre com o numero de cidades e depois com as matriculas.</text:span></text:p>
      <text:p text:style-name="P20"><text:soft-page-break/>Caso o usuário opte pela opção de entrada por arquivo(Opção 2), uma requisição pelo nome do arquivo de entrada será realizada, então o usuário necessitará preencher o campo com o nome do mesmo que deverá estar previamente localizado na mesma pasta em que o programa.(OBS: O nome do arquivo deverá ser escrito obrigatoriamente com a extensão “.txt” no final. Ex: Nome_do_Arquivo.txt)</text:p>
      <text:p text:style-name="P20">O programa ao fim de uma execução de alguma função independente de género ou tipo, deverá sempre retornar a tela de boas vindas inicial, a fim de prosseguir com a próxima tarefa ou então a finalização da execução do mesmo.</text:p>
      <text:p text:style-name="P20"/>
      <text:p text:style-name="P34">NOTAS FINAIS E AGRADECIMENTOS</text:p>
      <text:p text:style-name="P22">Todo o desenvolvimento do programa e disponibilização do mesmo se encontralicenciado pela licença GPL-v3.0 e hospedado em um repositório do GitHub.</text:p>
      <text:p text:style-name="P3">--&gt;Link do repositório: <text:a xlink:type="simple" xlink:href="https://github.com/Globson/Tp-do-Caixeiro-Viajante-Assimetrico." text:style-name="Internet_20_link" text:visited-style-name="Visited_20_Internet_20_Link">https://github.com/Globson/Tp-do-Caixeiro-Viajante-Assimetrico</text:a></text:p>
      <text:p text:style-name="P3">Integrantes do grupo de trabalho prático:</text:p>
      <text:p text:style-name="P23">Yuri Dimitre – 3485 <text:s text:c="4"/></text:p>
      <text:p text:style-name="P23">Samuel Pedro – 3494 <text:s text:c="4"/></text:p>
      <text:p text:style-name="P23"><text:s/>Aryel Penido - 3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10:14.275483124</meta:creation-date>
    <dc:date>2018-10-29T18:29:34.121097732</dc:date>
    <meta:editing-duration>PT17M29S</meta:editing-duration>
    <meta:editing-cycles>3</meta:editing-cycles>
    <meta:generator>LibreOffice/6.0.6.2$Linux_X86_64 LibreOffice_project/00m0$Build-2</meta:generator>
    <meta:document-statistic meta:table-count="1" meta:image-count="0" meta:object-count="1" meta:page-count="5" meta:paragraph-count="93" meta:word-count="758" meta:character-count="4910" meta:non-whitespace-character-count="412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31cm" svg:y="0.315cm" chart:style-name="ch2">
          <text:p>Desempenho do Algoritmo</text:p>
        </chart:title>
        <chart:plot-area chart:style-name="ch3" chart:data-source-has-labels="both" svg:x="1.33cm" svg:y="1.273cm" svg:width="14.349cm" svg:height="6.566cm">
          <chartooo:coordinate-region svg:x="1.951cm" svg:y="1.472cm" svg:width="13.728cm" svg:height="5.72cm"/>
          <chart:axis chart:dimension="x" chart:name="primary-x" chart:style-name="ch4" chartooo:axis-type="auto">
            <chartooo:date-scale/>
            <chart:title svg:x="7.031cm" svg:y="8.018cm" chart:style-name="ch5">
              <text:p>Numero de cidade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042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4">
                <text:p>1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39">
                <text:p>19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